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92in" style:rel-column-width="3118*"/>
    </style:style>
    <style:style style:name="Table2.B" style:family="table-column">
      <style:table-column-properties style:column-width="0.3299in" style:rel-column-width="3120*"/>
    </style:style>
    <style:style style:name="Table2.C" style:family="table-column">
      <style:table-column-properties style:column-width="0.3299in" style:rel-column-width="3121*"/>
    </style:style>
    <style:style style:name="Table2.F" style:family="table-column">
      <style:table-column-properties style:column-width="0.3299in" style:rel-column-width="3122*"/>
    </style:style>
    <style:style style:name="Table2.T" style:family="table-column">
      <style:table-column-properties style:column-width="0.3299in" style:rel-column-width="3123*"/>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paragraph-properties>
        <style:tab-stops>
          <style:tab-stop style:position="0.1146in"/>
        </style:tab-stops>
      </style:paragraph-properties>
    </style:style>
    <style:style style:name="P6" style:family="paragraph" style:parent-style-name="Table_20_Contents">
      <style:text-properties fo:color="#b3b3b3"/>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style:font-size-asian="10.5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0pt" fo:font-weight="normal" style:font-size-asian="10pt" style:font-weight-asian="normal" style:font-size-complex="10pt" style:font-weight-complex="normal"/>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fo:font-size="14pt" fo:font-weight="normal" style:font-size-asian="14pt" style:font-weight-asian="normal" style:font-size-complex="14pt" style:font-weight-complex="normal"/>
    </style:style>
    <style:style style:name="T20" style:family="text">
      <style:text-properties style:font-name="Arial" fo:font-size="14pt" style:font-size-asian="14pt" style:font-size-complex="14pt"/>
    </style:style>
    <style:style style:name="T21" style:family="text">
      <style:text-properties style:font-name="Arial" fo:font-size="14pt" fo:font-weight="bold" style:font-size-asian="14pt" style:font-weight-asian="bold" style:font-size-complex="14pt" style:font-weight-complex="bold"/>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style:font-name="Times New Roman" fo:font-size="10pt" fo:font-weight="normal" style:font-size-asian="10pt" style:font-weight-asian="normal" style:font-size-complex="10pt" style:font-weight-complex="normal"/>
    </style:style>
    <style:style style:name="T25" style:family="text">
      <style:text-properties style:font-name="Times New Roman" fo:font-size="12pt" fo:font-weight="normal" style:font-size-asian="10.5pt" style:font-weight-asian="normal" style:font-size-complex="12pt" style:font-weight-complex="normal"/>
    </style:style>
    <style:style style:name="T26" style:family="text">
      <style:text-properties style:font-name="Times New Roman" fo:font-size="12pt" fo:font-weight="normal" style:font-size-asian="12pt" style:font-weight-asian="normal" style:font-size-complex="12pt" style:font-weight-complex="normal"/>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4pt" fo:font-weight="bold" style:font-size-asian="14pt" style:font-weight-asian="bold" style:font-size-complex="14pt" style:font-weight-complex="bold"/>
    </style:style>
    <style:style style:name="T30" style:family="text">
      <style:text-properties style:font-name="Times New Roman" fo:font-size="14pt" fo:font-weight="normal" style:font-size-asian="14pt" style:font-weight-asian="normal" style:font-size-complex="14pt" style:font-weight-complex="normal"/>
    </style:style>
    <style:style style:name="T31" style:family="text">
      <style:text-properties style:font-name="Times New Roman" fo:font-weight="bold" style:font-weight-asian="bold" style:font-weight-complex="bold"/>
    </style:style>
    <style:style style:name="T32" style:family="text">
      <style:text-properties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4">insert image – parts_required.png</text:p>
      <text:p text:style-name="Text_20_body"/>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4">insert image – infrared_leds.jpg</text:p>
      <text:p text:style-name="Text_20_body"><text:soft-page-break/></text:p>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4">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 text:c="2"/><text:span text:style-name="Teletype"><text:span text:style-name="T2">pulse_val = pulseIn(4, HIGH, 10000);</text:span></text:span></text:p>
      <text:p text:style-name="Text_20_body"/>
      <text:p text:style-name="Text_20_body"><text:soft-page-break/><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text:soft-page-break/>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text:soft-page-break/>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5">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text:soft-page-break/>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4">insert image – infrared_serial_monitor_test.png</text:p>
      <text:p text:style-name="Text_20_body"><text:soft-page-break/></text:p>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text:soft-page-break/></text:p>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 text:c="2"/></text:span></text:span></text:p>
      <text:h text:style-name="Heading_20_2" text:outline-level="2"><text:span text:style-name="Teletype"><text:span text:style-name="T21">Infrared Helicopter Remote</text:span></text:span></text:h>
      <text:p text:style-name="Text_20_body"><text:span text:style-name="Teletype"><text:span text:style-name="T11"/></text:span></text:p>
      <text:p text:style-name="Text_20_body"><text:span text:style-name="Teletype"><text:span text:style-name="T11"><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store for a few dollars. If you cannot locate one, you can still use the standard TV remote method to control your robot.</text:span></text:span></text:p>
      <text:h text:style-name="Heading_20_3" text:outline-level="3"><text:soft-page-break/><text:span text:style-name="Teletype"><text:span text:style-name="T21">Decoding Speed</text:span></text:span></text:h>
      <text:p text:style-name="Text_20_body"><text:span text:style-name="Teletype"><text:span text:style-name="T11"><text:s text:c="2"/>The first step to decoding these signals is to upload the code and open your Serial monitor. Now turn on your IR remote and move the throttle stick – this should prompt some signals to be read by your Arduin0o and appear on your serial monitor window. The first thing I would do is count the number of digits1 that consistently appear in each string (I observed 20 digits per string). Here is a table of the valu0es I observed – the top row is the index of each string character and the S1 – S14 represents the 14 diff1erent speed signals I recorded:</text:span></text:span></text:p>
      <text:p text:style-name="Text_20_body"><text:span text:style-name="Teletype"><text:span text:style-name="T11"/></text:span></text:p>
      <text:p text:style-name="Text_20_body"><text:span text:style-name="Teletype"><text:span text:style-name="T11">Table x.x – chart of the speed values I recorded from my IR helicopter remote</text:span></text:span></text:p>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C" table:number-columns-repeated="2"/>
        <table:table-column table:style-name="Table2.B" table:number-columns-repeated="2"/>
        <table:table-column table:style-name="Table2.C"/>
        <table:table-column table:style-name="Table2.B"/>
        <table:table-column table:style-name="Table2.F"/>
        <table:table-column table:style-name="Table2.C"/>
        <table:table-column table:style-name="Table2.B" table:number-columns-repeated="3"/>
        <table:table-column table:style-name="Table2.C"/>
        <table:table-column table:style-name="Table2.B"/>
        <table:table-column table:style-name="Table2.T"/>
        <table:table-column table:style-name="Table2.F"/>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3" office:value-type="string">
            <text:p text:style-name="P6">0</text:p>
          </table:table-cell>
        </table:table-row>
        <table:table-row>
          <table:table-cell table:style-name="Table2.A2" office:value-type="string">
            <text:p text:style-name="Table_20_Contents">s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4" office:value-type="string">
            <text:p text:style-name="P6">0</text:p>
          </table:table-cell>
        </table:table-row>
        <table:table-row>
          <table:table-cell table:style-name="Table2.A2" office:value-type="string">
            <text:p text:style-name="Table_20_Contents">s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5" office:value-type="string">
            <text:p text:style-name="P6">0</text:p>
          </table:table-cell>
        </table:table-row>
        <table:table-row>
          <table:table-cell table:style-name="Table2.A2" office:value-type="string">
            <text:p text:style-name="Table_20_Contents">s5</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6" office:value-type="string">
            <text:p text:style-name="P6">0</text:p>
          </table:table-cell>
        </table:table-row>
        <table:table-row>
          <table:table-cell table:style-name="Table2.A2" office:value-type="string">
            <text:p text:style-name="Table_20_Contents">s6</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7" office:value-type="string">
            <text:p text:style-name="P6">0</text:p>
          </table:table-cell>
        </table:table-row>
        <table:table-row>
          <table:table-cell table:style-name="Table2.A2" office:value-type="string">
            <text:p text:style-name="Table_20_Contents">s7</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8" office:value-type="string">
            <text:p text:style-name="P6">0</text:p>
          </table:table-cell>
        </table:table-row>
        <table:table-row>
          <table:table-cell table:style-name="Table2.A2" office:value-type="string">
            <text:p text:style-name="Table_20_Contents">s8</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9" office:value-type="string">
            <text:p text:style-name="P6">0</text:p>
          </table:table-cell>
        </table:table-row>
        <table:table-row>
          <table:table-cell table:style-name="Table2.A2" office:value-type="string">
            <text:p text:style-name="Table_20_Contents">s9</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0" office:value-type="string">
            <text:p text:style-name="P6">0</text:p>
          </table:table-cell>
        </table:table-row>
        <table:table-row>
          <table:table-cell table:style-name="Table2.A2" office:value-type="string">
            <text:p text:style-name="Table_20_Contents">s1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1" office:value-type="string">
            <text:p text:style-name="P6">0</text:p>
          </table:table-cell>
        </table:table-row>
        <table:table-row>
          <table:table-cell table:style-name="Table2.A2" office:value-type="string">
            <text:p text:style-name="Table_20_Contents">s1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2" office:value-type="string">
            <text:p text:style-name="P6">0</text:p>
          </table:table-cell>
        </table:table-row>
        <table:table-row>
          <table:table-cell table:style-name="Table2.A2" office:value-type="string">
            <text:p text:style-name="Table_20_Contents">s1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3" office:value-type="string">
            <text:p text:style-name="P6">0</text:p>
          </table:table-cell>
        </table:table-row>
        <table:table-row>
          <table:table-cell table:style-name="Table2.A2" office:value-type="string">
            <text:p text:style-name="Table_20_Contents">s1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4" office:value-type="string">
            <text:p text:style-name="P6">0</text:p>
          </table:table-cell>
        </table:table-row>
        <table:table-row>
          <table:table-cell table:style-name="Table2.A2" office:value-type="string">
            <text:p text:style-name="Table_20_Contents">s1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
      <text:p text:style-name="Text_20_body"><text:span text:style-name="Teletype"><text:span text:style-name="T21"/></text:span></text:p>
      <text:p text:style-name="Text_20_body"><text:span text:style-name="Teletype"><text:span text:style-name="T11"><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variables in my Arduino sketch (speed1 </text:span></text:span><text:span text:style-name="Teletype"><text:span text:style-name="T13">through</text:span></text:span><text:span text:style-name="Teletype"><text:span text:style-name="T11"> speed14). If you record different values, you can change the variables that I made to match your own values. You shouldn't have to change any functions in the code, just the String variables at the top of the sketch:</text:span></text:span></text:p>
      <text:p text:style-name="Text_20_body"><text:span text:style-name="Teletype"><text:span text:style-name="T11"/></text:span></text:p>
      <text:p text:style-name="Text_20_body"><text:span text:style-name="Teletype"><text:span text:style-name="T14">String speed1 = "0000";</text:span></text:span></text:p>
      <text:p text:style-name="Text_20_body"><text:span text:style-name="Teletype"><text:span text:style-name="T14">String speed2 = "0010";</text:span></text:span></text:p>
      <text:p text:style-name="Text_20_body"><text:span text:style-name="Teletype"><text:span text:style-name="T14">String speed3 = "0011";</text:span></text:span></text:p>
      <text:p text:style-name="Text_20_body"><text:span text:style-name="Teletype"><text:span text:style-name="T14">String speed4 = "0100";</text:span></text:span></text:p>
      <text:p text:style-name="Text_20_body"><text:span text:style-name="Teletype"><text:span text:style-name="T14">String speed5 = "0101";</text:span></text:span></text:p>
      <text:p text:style-name="Text_20_body"><text:soft-page-break/><text:span text:style-name="Teletype"><text:span text:style-name="T14">String speed6 = "0110";</text:span></text:span></text:p>
      <text:p text:style-name="Text_20_body"><text:span text:style-name="Teletype"><text:span text:style-name="T14">String speed7 = "0111";</text:span></text:span></text:p>
      <text:p text:style-name="Text_20_body"><text:span text:style-name="Teletype"><text:span text:style-name="T14">String speed8 = "1000";</text:span></text:span></text:p>
      <text:p text:style-name="Text_20_body"><text:span text:style-name="Teletype"><text:span text:style-name="T14">String speed9 = "1001";</text:span></text:span></text:p>
      <text:p text:style-name="Text_20_body"><text:span text:style-name="Teletype"><text:span text:style-name="T14">String speed10 = "1010";</text:span></text:span></text:p>
      <text:p text:style-name="Text_20_body"><text:span text:style-name="Teletype"><text:span text:style-name="T14">String speed11 = "1011";</text:span></text:span></text:p>
      <text:p text:style-name="Text_20_body"><text:span text:style-name="Teletype"><text:span text:style-name="T14">String speed12 = "1100";</text:span></text:span></text:p>
      <text:p text:style-name="Text_20_body"><text:span text:style-name="Teletype"><text:span text:style-name="T14">String speed13 = "1101";</text:span></text:span></text:p>
      <text:p text:style-name="Text_20_body"><text:span text:style-name="Teletype"><text:span text:style-name="T14">String speed14 = "1110";</text:span></text:span></text:p>
      <text:p text:style-name="Text_20_body"><text:span text:style-name="Teletype"><text:span text:style-name="T14"/></text:span></text:p>
      <text:p text:style-name="Text_20_body"><text:span text:style-name="Teletype"><text:span text:style-name="T12"><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text:span></text:span></text:p>
      <text:p text:style-name="Text_20_body"><text:span text:style-name="Teletype"><text:span text:style-name="T12"/></text:span></text:p>
      <text:p text:style-name="Text_20_body"><text:span text:style-name="Teletype"><text:span text:style-name="T14">void decode_speed(){</text:span></text:span></text:p>
      <text:p text:style-name="Text_20_body"><text:span text:style-name="Teletype"><text:span text:style-name="T14"><text:s text:c="2"/>// check values of indexes 7 through 10 of IRstring to see if they are equal to any of the recorded speed values (speed1-14)</text:span></text:span></text:p>
      <text:p text:style-name="Text_20_body"><text:span text:style-name="Teletype"><text:span text:style-name="T14"><text:s text:c="2"/>// Arduino PWM max speed value is 255, I measured 14 speed values (steps) from the IR sensor. </text:span></text:span></text:p>
      <text:p text:style-name="Text_20_body"><text:span text:style-name="Teletype"><text:span text:style-name="T14"><text:s text:c="2"/>// 255/14 = 18.2, so I started at PWM 0 with speed1 and incremented by 20 (rounded up from 18.2) for each speed step until reaching PWM 255 with speed14.</text:span></text:span></text:p>
      <text:p text:style-name="Text_20_body"><text:span text:style-name="Teletype"><text:span text:style-name="T14"><text:s text:c="2"/>if <text:s text:c="5"/>(IRstring.substring(7,11) == speed1){speed_val = 0;}</text:span></text:span></text:p>
      <text:p text:style-name="Text_20_body"><text:span text:style-name="Teletype"><text:span text:style-name="T14"><text:s text:c="2"/>else if (IRstring.substring(7,11) == speed2){speed_val = 20;}</text:span></text:span></text:p>
      <text:p text:style-name="Text_20_body"><text:span text:style-name="Teletype"><text:span text:style-name="T14"><text:s text:c="2"/>else if (IRstring.substring(7,11) == speed3){speed_val = 40;}</text:span></text:span></text:p>
      <text:p text:style-name="Text_20_body"><text:span text:style-name="Teletype"><text:span text:style-name="T14"><text:s text:c="2"/>else if (IRstring.substring(7,11) == speed4){speed_val = 60;}</text:span></text:span></text:p>
      <text:p text:style-name="Text_20_body"><text:span text:style-name="Teletype"><text:span text:style-name="T14"><text:s text:c="2"/>else if (IRstring.substring(7,11) == speed5){speed_val = 80;}</text:span></text:span></text:p>
      <text:p text:style-name="Text_20_body"><text:span text:style-name="Teletype"><text:span text:style-name="T14"><text:s text:c="2"/>else if (IRstring.substring(7,11) == speed6){speed_val = 100;}</text:span></text:span></text:p>
      <text:p text:style-name="Text_20_body"><text:span text:style-name="Teletype"><text:span text:style-name="T14"><text:s text:c="2"/>else if (IRstring.substring(7,11) == speed7){speed_val = 120;}</text:span></text:span></text:p>
      <text:p text:style-name="Text_20_body"><text:span text:style-name="Teletype"><text:span text:style-name="T14"><text:s text:c="2"/>else if (IRstring.substring(7,11) == speed8){speed_val = 140;}</text:span></text:span></text:p>
      <text:p text:style-name="Text_20_body"><text:span text:style-name="Teletype"><text:span text:style-name="T14"><text:s text:c="2"/>else if (IRstring.substring(7,11) == speed9){speed_val = 160;}</text:span></text:span></text:p>
      <text:p text:style-name="Text_20_body"><text:span text:style-name="Teletype"><text:span text:style-name="T14"><text:s text:c="2"/>else if (IRstring.substring(7,11) == speed10){speed_val = 180;}</text:span></text:span></text:p>
      <text:p text:style-name="Text_20_body"><text:span text:style-name="Teletype"><text:span text:style-name="T14"><text:s text:c="2"/>else if (IRstring.substring(7,11) == speed11){speed_val = 200;}</text:span></text:span></text:p>
      <text:p text:style-name="Text_20_body"><text:span text:style-name="Teletype"><text:span text:style-name="T14"><text:s text:c="2"/>else if (IRstring.substring(7,11) == speed12){speed_val = 220;}</text:span></text:span></text:p>
      <text:p text:style-name="Text_20_body"><text:span text:style-name="Teletype"><text:span text:style-name="T14"><text:s text:c="2"/>else if (IRstring.substring(7,11) == speed13){speed_val = 240;}</text:span></text:span></text:p>
      <text:p text:style-name="Text_20_body"><text:span text:style-name="Teletype"><text:span text:style-name="T14"><text:s text:c="2"/>else if (IRstring.substring(7,11) == speed14){speed_val = 255;}</text:span></text:span></text:p>
      <text:p text:style-name="Text_20_body"><text:span text:style-name="Teletype"><text:span text:style-name="T14"><text:s text:c="2"/>else <text:s text:c="3"/>{speed_val = 0;} <text:s text:c="2"/>// if the string cannot match any of the recorded values, set the speed value to 0 PWM (stop).</text:span></text:span></text:p>
      <text:p text:style-name="Text_20_body"><text:span text:style-name="Teletype"><text:span text:style-name="T14"/></text:span></text:p>
      <text:p text:style-name="Text_20_body"><text:span text:style-name="Teletype"><text:span text:style-name="T14"><text:s text:c="2"/>// set both m1_val (motor 1) and m2_val (motor 2) equal to the speed_val we just set above</text:span></text:span></text:p>
      <text:p text:style-name="Text_20_body"><text:span text:style-name="Teletype"><text:span text:style-name="T14"><text:s text:c="2"/>m1_val = speed_val; </text:span></text:span></text:p>
      <text:p text:style-name="Text_20_body"><text:soft-page-break/><text:span text:style-name="Teletype"><text:span text:style-name="T14"><text:s text:c="2"/>m2_val = speed_val;</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4">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p text:style-name="Text_20_body"><text:span text:style-name="Teletype"><text:span text:style-name="T14"/></text:span></text:p>
      <text:h text:style-name="Heading_20_3" text:outline-level="3"><text:span text:style-name="Teletype"><text:span text:style-name="T21">Decoding Turn</text:span></text:span></text:h>
      <text:p text:style-name="Text_20_body"><text:span text:style-name="Teletype"><text:span text:style-name="T21"><text:s text:c="2"/></text:span></text:span><text:span text:style-name="Teletype"><text:span text:style-name="T12">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2"/></text:span></text:p>
      <text:p text:style-name="Text_20_body"><text:span text:style-name="Teletype"><text:span text:style-name="T14">// turning codes are contained in indexes 15, 16, &amp; 17</text:span></text:span></text:p>
      <text:p text:style-name="Text_20_body"><text:span text:style-name="Teletype"><text:span text:style-name="T14">String left1 = "111";</text:span></text:span></text:p>
      <text:p text:style-name="Text_20_body"><text:span text:style-name="Teletype"><text:span text:style-name="T14">String left2 = "110";</text:span></text:span></text:p>
      <text:p text:style-name="Text_20_body"><text:span text:style-name="Teletype"><text:span text:style-name="T14">String left3 = "101";</text:span></text:span></text:p>
      <text:p text:style-name="Text_20_body"><text:span text:style-name="Teletype"><text:span text:style-name="T14">String right1 = "001";</text:span></text:span></text:p>
      <text:p text:style-name="Text_20_body"><text:span text:style-name="Teletype"><text:span text:style-name="T14">String right2 = "010";</text:span></text:span></text:p>
      <text:p text:style-name="Text_20_body"><text:span text:style-name="Teletype"><text:span text:style-name="T14">String right3 = "011";</text:span></text:span></text:p>
      <text:p text:style-name="Text_20_body"><text:span text:style-name="Teletype"><text:span text:style-name="T21"/></text:span></text:p>
      <text:p text:style-name="P5"><text:span text:style-name="Teletype"><text:span text:style-name="T11"><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Text_20_body"><text:span text:style-name="Teletype"><text:span text:style-name="T21"/></text:span></text:p>
      <text:p text:style-name="Text_20_body"><text:span text:style-name="Teletype"><text:span text:style-name="T14">void decode_turn(){</text:span></text:span></text:p>
      <text:p text:style-name="Text_20_body"><text:span text:style-name="Teletype"><text:span text:style-name="T14"><text:s text:c="2"/>// check for a turn code (there were 6 unique codes on my remote)</text:span></text:span></text:p>
      <text:p text:style-name="Text_20_body"><text:soft-page-break/><text:span text:style-name="Teletype"><text:span text:style-name="T14"><text:s text:c="2"/>// 3 steps in each direction</text:span></text:span></text:p>
      <text:p text:style-name="Text_20_body"><text:span text:style-name="Teletype"><text:span text:style-name="T14"><text:s text:c="2"/>if (IRstring.substring(15,18) == left1){</text:span></text:span></text:p>
      <text:p text:style-name="Text_20_body"><text:span text:style-name="Teletype"><text:span text:style-name="T14"><text:s text:c="4"/>// turn left slightly (left1)</text:span></text:span></text:p>
      <text:p text:style-name="Text_20_body"><text:span text:style-name="Teletype"><text:span text:style-name="T14"><text:s text:c="4"/>m1_val = speed_val / 2;</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left2){</text:span></text:span></text:p>
      <text:p text:style-name="Text_20_body"><text:span text:style-name="Teletype"><text:span text:style-name="T14"><text:s text:c="4"/>// turn left moderately (left2)</text:span></text:span></text:p>
      <text:p text:style-name="Text_20_body"><text:span text:style-name="Teletype"><text:span text:style-name="T14"><text:s text:c="4"/>m1_val = 0;</text:span></text:span></text:p>
      <text:p text:style-name="Text_20_body"><text:span text:style-name="Teletype"><text:span text:style-name="T14"><text:s text:c="4"/>m2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left3){</text:span></text:span></text:p>
      <text:p text:style-name="Text_20_body"><text:span text:style-name="Teletype"><text:span text:style-name="T14"><text:s text:c="4"/>// turn left extremely (left3)</text:span></text:span></text:p>
      <text:p text:style-name="Text_20_body"><text:span text:style-name="Teletype"><text:span text:style-name="T14"><text:s text:c="4"/>m1_val = -speed_val;</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1){</text:span></text:span></text:p>
      <text:p text:style-name="Text_20_body"><text:span text:style-name="Teletype"><text:span text:style-name="T14"><text:s text:c="4"/>// turn right slightly (right1)</text:span></text:span></text:p>
      <text:p text:style-name="Text_20_body"><text:span text:style-name="Teletype"><text:span text:style-name="T14"><text:s text:c="4"/>m2_val = speed_val / 2;</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2){</text:span></text:span></text:p>
      <text:p text:style-name="Text_20_body"><text:span text:style-name="Teletype"><text:span text:style-name="T14"><text:s text:c="4"/>// turn right moderately (right2)</text:span></text:span></text:p>
      <text:p text:style-name="Text_20_body"><text:span text:style-name="Teletype"><text:span text:style-name="T14"><text:s text:c="4"/>m2_val = 0;</text:span></text:span></text:p>
      <text:p text:style-name="Text_20_body"><text:span text:style-name="Teletype"><text:span text:style-name="T14"><text:s text:c="4"/>m1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right3){</text:span></text:span></text:p>
      <text:p text:style-name="Text_20_body"><text:span text:style-name="Teletype"><text:span text:style-name="T14"><text:s text:c="4"/>// turn right extremely (right3)</text:span></text:span></text:p>
      <text:p text:style-name="Text_20_body"><text:span text:style-name="Teletype"><text:span text:style-name="T14"><text:s text:c="4"/>m2_val = -speed_val;</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text:s text:c="3"/>{</text:span></text:span></text:p>
      <text:p text:style-name="Text_20_body"><text:span text:style-name="Teletype"><text:span text:style-name="T14"><text:s text:c="4"/>// otherwise, do nothing to the speed values</text:span></text:span></text:p>
      <text:p text:style-name="Text_20_body"><text:span text:style-name="Teletype"><text:span text:style-name="T14"><text:s text:c="2"/>}</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text:span></text:span><text:soft-page-break/><text:span text:style-name="Teletype"><text:span text:style-name="T11">re-converts the signal back to positive before being written to the motor-controller.</text:span></text:span></text:p>
      <text:p text:style-name="Text_20_body"><text:span text:style-name="Teletype"><text:span text:style-name="T11"/></text:span></text:p>
      <text:h text:style-name="Heading_20_3" text:outline-level="3"><text:span text:style-name="Teletype"><text:span text:style-name="T21">Decode Button</text:span></text:span></text:h>
      <text:p text:style-name="Text_20_body"><text:span text:style-name="Teletype"><text:span text:style-name="T11"/></text:span></text:p>
      <text:p text:style-name="Text_20_body"><text:span text:style-name="Teletype"><text:span text:style-name="T21">Limit Signal</text:span></text:span></text:p>
      <text:p text:style-name="Text_20_body"><text:span text:style-name="Teletype"><text:span text:style-name="T11"/></text:span></text:p>
      <text:p text:style-name="Text_20_body"><text:span text:style-name="Teletype"><text:span text:style-name="T21">Write Motors</text:span></text:span></text:p>
      <text:p text:style-name="Text_20_body"><text:span text:style-name="Teletype"><text:span text:style-name="T21"/></text:span></text:p>
      <text:p text:style-name="Text_20_body"><text:span text:style-name="Teletype"><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3T00:40:54</dc:date>
    <dc:creator>JD </dc:creator>
    <meta:editing-duration>PT22H44M5S</meta:editing-duration>
    <meta:editing-cycles>60</meta:editing-cycles>
    <meta:document-statistic meta:table-count="2" meta:image-count="0" meta:object-count="0" meta:page-count="13" meta:paragraph-count="651" meta:word-count="5563" meta:character-count="30267" meta:non-whitespace-character-count="24681"/>
  </office:meta>
</office:document-meta>
</file>